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style:font-name="Arial" fo:background-color="#fff200" style:font-name-asian="Arial1" style:font-name-complex="Arial1"/>
    </style:style>
    <style:style style:name="P4" style:family="paragraph" style:parent-style-name="Standard">
      <style:text-properties style:font-name="Arial" officeooo:rsid="000f14dd" officeooo:paragraph-rsid="000f14dd" fo:background-color="#fff200" style:font-name-asian="Arial1" style:font-name-complex="Arial1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<text:span text:style-name="T1"><text:s/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3">C) Hello World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3">B) IDEAL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3"><text:soft-page-break/>B) HellotestWorld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3">B) 3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3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3">A) dooG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3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3">C) Compilation fails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3">C) This code throws exception at run time</text:p>
      <text:p text:style-name="P1"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3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3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3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3">C) Compilation fails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3">B) ClassCastException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3">B) Hello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3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3">E) E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 create directory "test" and a file name as "test.txt</text:p>
      <text:p text:style-name="P3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3">d)All of the above</text:p>
      <text:p text:style-name="P3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"/>
      <text:p text:style-name="P4">Singleton</text:p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3">a) Error</text:p>
      <text:p text:style-name="P1">b) Hello</text:p>
      <text:p text:style-name="P1">c) 36</text:p>
      <text:p text:style-name="P1">d) Hello 36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3">c) 1 2 5 8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3">a) {0, 1, 3, 4}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17:16:35.150681569</dc:date>
    <meta:editing-duration>PT11M58S</meta:editing-duration>
    <meta:editing-cycles>2</meta:editing-cycles>
    <meta:document-statistic meta:table-count="0" meta:image-count="0" meta:object-count="0" meta:page-count="12" meta:paragraph-count="325" meta:word-count="1149" meta:character-count="7214" meta:non-whitespace-character-count="6388"/>
  </office:meta>
</office:document-meta>
</file>